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Дискретные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Дискретные».</text:p>
            <text:p text:style-name="P2">В данную библиотеку включены типовые блоки, динамика которых описывается дискретными передаточными функциями и линейными разностными (т.е. дискретными во времени) уравнениями состояния.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е</dc:title>
    <dc:date>2014-12-26T11:56:23.59</dc:date>
    <meta:generator>OpenOffice/4.1.1$Win32 OpenOffice.org_project/411m6$Build-9775</meta:generator>
    <meta:editing-duration>PT4H40M37S</meta:editing-duration>
    <meta:editing-cycles>134</meta:editing-cycles>
    <meta:document-statistic meta:table-count="1" meta:image-count="0" meta:object-count="0" meta:page-count="1" meta:paragraph-count="3" meta:word-count="29" meta:character-count="257"/>
    <meta:user-defined meta:name="Поле 1"/>
    <meta:user-defined meta:name="Поле 2"/>
    <meta:user-defined meta:name="Поле 3"/>
    <meta:user-defined meta:name="Поле 4"/>
  </office:meta>
</office:document-meta>
</file>